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a2a2a" style:font-name="Verdana" fo:font-size="7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Strong_20_Emphasis"><text:span text:style-name="T1">#include&lt;stdio.h&gt;</text:span></text:span></text:span><text:span text:style-name="T1"><text:line-break/></text:span><text:span text:style-name="Emphasis"><text:span text:style-name="Strong_20_Emphasis"><text:span text:style-name="T1">#include&lt;conio.h&gt;</text:span></text:span></text:span><text:span text:style-name="T1"><text:line-break/></text:span><text:span text:style-name="Emphasis"><text:span text:style-name="Strong_20_Emphasis"><text:span text:style-name="T1">#include&lt;math.h&gt;</text:span></text:span></text:span></text:p>
      <text:p text:style-name="P1"><text:span text:style-name="Emphasis"><text:span text:style-name="Strong_20_Emphasis"><text:span text:style-name="T1">int main(void) {</text:span></text:span></text:span><text:span text:style-name="T1"><text:line-break/></text:span><text:span text:style-name="Emphasis"><text:span text:style-name="Strong_20_Emphasis"><text:span text:style-name="T1">int choice, i, a, b;</text:span></text:span></text:span><text:span text:style-name="T1"><text:line-break/></text:span><text:span text:style-name="Emphasis"><text:span text:style-name="Strong_20_Emphasis"><text:span text:style-name="T1">float x, y, result;</text:span></text:span></text:span><text:span text:style-name="T1"><text:line-break/></text:span><text:span text:style-name="Emphasis"><text:span text:style-name="Strong_20_Emphasis"><text:span text:style-name="T1">clrscr();</text:span></text:span></text:span><text:span text:style-name="T1"><text:line-break/></text:span><text:span text:style-name="Emphasis"><text:span text:style-name="Strong_20_Emphasis"><text:span text:style-name="T1">do {</text:span></text:span></text:span><text:span text:style-name="T1"><text:line-break/></text:span><text:span text:style-name="Emphasis"><text:span text:style-name="Strong_20_Emphasis"><text:span text:style-name="T1">printf(“\nSelect your operation (0 to exit):\n”);</text:span></text:span></text:span><text:span text:style-name="T1"><text:line-break/></text:span><text:span text:style-name="Emphasis"><text:span text:style-name="Strong_20_Emphasis"><text:span text:style-name="T1">printf(“1. Addition\n2. Subtraction\n3. Multiplication\n4. Division\n”);</text:span></text:span></text:span><text:span text:style-name="T1"><text:line-break/></text:span><text:span text:style-name="Emphasis"><text:span text:style-name="Strong_20_Emphasis"><text:span text:style-name="T1">printf(“5. Square root\n6. X ^ Y\n7. X ^ 2\n8. X ^ 3\n”);</text:span></text:span></text:span><text:span text:style-name="T1"><text:line-break/></text:span><text:span text:style-name="Emphasis"><text:span text:style-name="Strong_20_Emphasis"><text:span text:style-name="T1">printf(“9. 1 / X\n10. X ^ (1 / Y)\n11. X ^ (1 / 3)\n”);</text:span></text:span></text:span><text:span text:style-name="T1"><text:line-break/></text:span><text:span text:style-name="Emphasis"><text:span text:style-name="Strong_20_Emphasis"><text:span text:style-name="T1">printf(“12. 10 ^ X\n13. X!\n14. %\n15. log10(x)\n16. Modulus\n”);</text:span></text:span></text:span><text:span text:style-name="T1"><text:line-break/></text:span><text:span text:style-name="Emphasis"><text:span text:style-name="Strong_20_Emphasis"><text:span text:style-name="T1">printf(“17. Sin(X)\n18. Cos(X)\n19. Tan(X)\n20. Cosec(X)\n”);</text:span></text:span></text:span><text:span text:style-name="T1"><text:line-break/></text:span><text:span text:style-name="Emphasis"><text:span text:style-name="Strong_20_Emphasis"><text:span text:style-name="T1">printf(“21. Cot(X)\n22. Sec(X)\n”);</text:span></text:span></text:span><text:span text:style-name="T1"><text:line-break/></text:span><text:span text:style-name="Emphasis"><text:span text:style-name="Strong_20_Emphasis"><text:span text:style-name="T1">printf(“Choice: “);</text:span></text:span></text:span><text:span text:style-name="T1"><text:line-break/></text:span><text:span text:style-name="Emphasis"><text:span text:style-name="Strong_20_Emphasis"><text:span text:style-name="T1">scanf(“%d”, &amp;choice);</text:span></text:span></text:span><text:span text:style-name="T1"><text:line-break/></text:span><text:span text:style-name="Emphasis"><text:span text:style-name="Strong_20_Emphasis"><text:span text:style-name="T1">if(choice == 0) exit(0);</text:span></text:span></text:span><text:span text:style-name="T1"><text:line-break/></text:span><text:span text:style-name="Emphasis"><text:span text:style-name="Strong_20_Emphasis"><text:span text:style-name="T1">switch(choice) {</text:span></text:span></text:span><text:span text:style-name="T1"><text:line-break/></text:span><text:span text:style-name="Emphasis"><text:span text:style-name="Strong_20_Emphasis"><text:span text:style-name="T1">case 1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printf(“\nEnter Y: “);</text:span></text:span></text:span><text:span text:style-name="T1"><text:line-break/></text:span><text:span text:style-name="Emphasis"><text:span text:style-name="Strong_20_Emphasis"><text:span text:style-name="T1">scanf(“%f”, &amp;y);</text:span></text:span></text:span><text:span text:style-name="T1"><text:line-break/></text:span><text:span text:style-name="Emphasis"><text:span text:style-name="Strong_20_Emphasis"><text:span text:style-name="T1">result = x + y;</text:span></text:span></text:span><text:span text:style-name="T1"><text:line-break/></text:span><text:span text:style-name="Emphasis"><text:span text:style-name="Strong_20_Emphasis"><text:span text:style-name="T1">printf(“\nResult: %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2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printf(“\nEnter Y: “);</text:span></text:span></text:span><text:span text:style-name="T1"><text:line-break/></text:span><text:span text:style-name="Emphasis"><text:span text:style-name="Strong_20_Emphasis"><text:span text:style-name="T1">scanf(“%f”, &amp;y);</text:span></text:span></text:span><text:span text:style-name="T1"><text:line-break/></text:span><text:span text:style-name="Emphasis"><text:span text:style-name="Strong_20_Emphasis"><text:span text:style-name="T1">result = x – y;</text:span></text:span></text:span><text:span text:style-name="T1"><text:line-break/></text:span><text:span text:style-name="Emphasis"><text:span text:style-name="Strong_20_Emphasis"><text:span text:style-name="T1">printf(“\nResult: %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3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printf(“\nEnter Y: “);</text:span></text:span></text:span><text:span text:style-name="T1"><text:line-break/></text:span><text:span text:style-name="Emphasis"><text:span text:style-name="Strong_20_Emphasis"><text:span text:style-name="T1">scanf(“%f”, &amp;y);</text:span></text:span></text:span><text:span text:style-name="T1"><text:line-break/></text:span><text:span text:style-name="Emphasis"><text:span text:style-name="Strong_20_Emphasis"><text:span text:style-name="T1">result = x * y;</text:span></text:span></text:span><text:span text:style-name="T1"><text:line-break/></text:span><text:span text:style-name="Emphasis"><text:span text:style-name="Strong_20_Emphasis"><text:span text:style-name="T1">printf(“\nResult: %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4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printf(“\nEnter Y: “);</text:span></text:span></text:span><text:span text:style-name="T1"><text:line-break/></text:span><text:span text:style-name="Emphasis"><text:span text:style-name="Strong_20_Emphasis"><text:span text:style-name="T1">scanf(“%f”, &amp;y);</text:span></text:span></text:span><text:span text:style-name="T1"><text:line-break/></text:span><text:span text:style-name="Emphasis"><text:span text:style-name="Strong_20_Emphasis"><text:span text:style-name="T1">result = x / y;</text:span></text:span></text:span><text:span text:style-name="T1"><text:line-break/></text:span><text:span text:style-name="Emphasis"><text:span text:style-name="Strong_20_Emphasis"><text:span text:style-name="T1">printf(“\nResult: %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5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result = sqrt(x);</text:span></text:span></text:span><text:span text:style-name="T1"><text:line-break/></text:span><text:span text:style-name="Emphasis"><text:span text:style-name="Strong_20_Emphasis"><text:span text:style-name="T1">printf(“\nResult: %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6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printf(“\nEnter Y: “);</text:span></text:span></text:span><text:span text:style-name="T1"><text:line-break/></text:span><text:span text:style-name="Emphasis"><text:span text:style-name="Strong_20_Emphasis"><text:span text:style-name="T1">scanf(“%f”, &amp;y);</text:span></text:span></text:span><text:span text:style-name="T1"><text:line-break/></text:span><text:span text:style-name="Emphasis"><text:span text:style-name="Strong_20_Emphasis"><text:span text:style-name="T1">result = pow(x, y);</text:span></text:span></text:span><text:span text:style-name="T1"><text:line-break/></text:span><text:soft-page-break/><text:span text:style-name="Emphasis"><text:span text:style-name="Strong_20_Emphasis"><text:span text:style-name="T1">printf(“\nResult: %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7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result = pow(x, 2);</text:span></text:span></text:span><text:span text:style-name="T1"><text:line-break/></text:span><text:span text:style-name="Emphasis"><text:span text:style-name="Strong_20_Emphasis"><text:span text:style-name="T1">printf(“\nResult: %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8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result = pow(x, 3);</text:span></text:span></text:span><text:span text:style-name="T1"><text:line-break/></text:span><text:span text:style-name="Emphasis"><text:span text:style-name="Strong_20_Emphasis"><text:span text:style-name="T1">printf(“\nResult: %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9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result = pow(x, -1);</text:span></text:span></text:span><text:span text:style-name="T1"><text:line-break/></text:span><text:span text:style-name="Emphasis"><text:span text:style-name="Strong_20_Emphasis"><text:span text:style-name="T1">printf(“\nResult: %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10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printf(“\nEnter Y: “);</text:span></text:span></text:span><text:span text:style-name="T1"><text:line-break/></text:span><text:span text:style-name="Emphasis"><text:span text:style-name="Strong_20_Emphasis"><text:span text:style-name="T1">scanf(“%f”, &amp;y);</text:span></text:span></text:span><text:span text:style-name="T1"><text:line-break/></text:span><text:span text:style-name="Emphasis"><text:span text:style-name="Strong_20_Emphasis"><text:span text:style-name="T1">result = pow(x, (1/y));</text:span></text:span></text:span><text:span text:style-name="T1"><text:line-break/></text:span><text:span text:style-name="Emphasis"><text:span text:style-name="Strong_20_Emphasis"><text:span text:style-name="T1">printf(“\nResult: %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11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y = 3;</text:span></text:span></text:span><text:span text:style-name="T1"><text:line-break/></text:span><text:span text:style-name="Emphasis"><text:span text:style-name="Strong_20_Emphasis"><text:span text:style-name="T1">result = pow(x, (1/y));</text:span></text:span></text:span><text:span text:style-name="T1"><text:line-break/></text:span><text:span text:style-name="Emphasis"><text:span text:style-name="Strong_20_Emphasis"><text:span text:style-name="T1">printf(“\nResult: %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12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result = pow(10, x);</text:span></text:span></text:span><text:span text:style-name="T1"><text:line-break/></text:span><text:span text:style-name="Emphasis"><text:span text:style-name="Strong_20_Emphasis"><text:span text:style-name="T1">printf(“\nResult: %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13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result = 1;</text:span></text:span></text:span><text:span text:style-name="T1"><text:line-break/></text:span><text:span text:style-name="Emphasis"><text:span text:style-name="Strong_20_Emphasis"><text:span text:style-name="T1">for(i = 1; i &lt;= x; i++) {</text:span></text:span></text:span><text:span text:style-name="T1"><text:line-break/></text:span><text:span text:style-name="Emphasis"><text:span text:style-name="Strong_20_Emphasis"><text:span text:style-name="T1">result = result * i;</text:span></text:span></text:span><text:span text:style-name="T1"><text:line-break/></text:span><text:span text:style-name="Emphasis"><text:span text:style-name="Strong_20_Emphasis"><text:span text:style-name="T1">}</text:span></text:span></text:span><text:span text:style-name="T1"><text:line-break/></text:span><text:span text:style-name="Emphasis"><text:span text:style-name="Strong_20_Emphasis"><text:span text:style-name="T1">printf(“\nResult: %.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14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printf(“\nEnter Y: “);</text:span></text:span></text:span><text:span text:style-name="T1"><text:line-break/></text:span><text:span text:style-name="Emphasis"><text:span text:style-name="Strong_20_Emphasis"><text:span text:style-name="T1">scanf(“%f”, &amp;y);</text:span></text:span></text:span><text:span text:style-name="T1"><text:line-break/></text:span><text:span text:style-name="Emphasis"><text:span text:style-name="Strong_20_Emphasis"><text:span text:style-name="T1">result = (x * y) / 100;</text:span></text:span></text:span><text:span text:style-name="T1"><text:line-break/></text:span><text:span text:style-name="Emphasis"><text:span text:style-name="Strong_20_Emphasis"><text:span text:style-name="T1">printf(“\nResult: %.2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15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result = log10(x);</text:span></text:span></text:span><text:span text:style-name="T1"><text:line-break/></text:span><text:span text:style-name="Emphasis"><text:span text:style-name="Strong_20_Emphasis"><text:span text:style-name="T1">printf(“\nResult: %.2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oft-page-break/><text:span text:style-name="Emphasis"><text:span text:style-name="Strong_20_Emphasis"><text:span text:style-name="T1">case 16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d”, &amp;a);</text:span></text:span></text:span><text:span text:style-name="T1"><text:line-break/></text:span><text:span text:style-name="Emphasis"><text:span text:style-name="Strong_20_Emphasis"><text:span text:style-name="T1">printf(“\nEnter Y: “);</text:span></text:span></text:span><text:span text:style-name="T1"><text:line-break/></text:span><text:span text:style-name="Emphasis"><text:span text:style-name="Strong_20_Emphasis"><text:span text:style-name="T1">scanf(“%d”, &amp;b);</text:span></text:span></text:span><text:span text:style-name="T1"><text:line-break/></text:span><text:span text:style-name="Emphasis"><text:span text:style-name="Strong_20_Emphasis"><text:span text:style-name="T1">result = a % b;</text:span></text:span></text:span><text:span text:style-name="T1"><text:line-break/></text:span><text:span text:style-name="Emphasis"><text:span text:style-name="Strong_20_Emphasis"><text:span text:style-name="T1">printf(“\nResult: %d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17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result = sin(x * 3.14159 / 180);</text:span></text:span></text:span><text:span text:style-name="T1"><text:line-break/></text:span><text:span text:style-name="Emphasis"><text:span text:style-name="Strong_20_Emphasis"><text:span text:style-name="T1">printf(“\nResult: %.2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18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result = cos(x * 3.14159 / 180);</text:span></text:span></text:span><text:span text:style-name="T1"><text:line-break/></text:span><text:span text:style-name="Emphasis"><text:span text:style-name="Strong_20_Emphasis"><text:span text:style-name="T1">printf(“\nResult: %.2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19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result = tan(x * 3.14159 / 180);</text:span></text:span></text:span><text:span text:style-name="T1"><text:line-break/></text:span><text:span text:style-name="Emphasis"><text:span text:style-name="Strong_20_Emphasis"><text:span text:style-name="T1">printf(“\nResult: %.2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20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result = 1 / (sin(x * 3.14159 / 180));</text:span></text:span></text:span><text:span text:style-name="T1"><text:line-break/></text:span><text:span text:style-name="Emphasis"><text:span text:style-name="Strong_20_Emphasis"><text:span text:style-name="T1">printf(“\nResult: %.2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21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result = 1 / tan(x * 3.14159 / 180);</text:span></text:span></text:span><text:span text:style-name="T1"><text:line-break/></text:span><text:span text:style-name="Emphasis"><text:span text:style-name="Strong_20_Emphasis"><text:span text:style-name="T1">printf(“\nResult: %.2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case 22:</text:span></text:span></text:span><text:span text:style-name="T1"><text:line-break/></text:span><text:span text:style-name="Emphasis"><text:span text:style-name="Strong_20_Emphasis"><text:span text:style-name="T1">printf(“Enter X: “);</text:span></text:span></text:span><text:span text:style-name="T1"><text:line-break/></text:span><text:span text:style-name="Emphasis"><text:span text:style-name="Strong_20_Emphasis"><text:span text:style-name="T1">scanf(“%f”, &amp;x);</text:span></text:span></text:span><text:span text:style-name="T1"><text:line-break/></text:span><text:span text:style-name="Emphasis"><text:span text:style-name="Strong_20_Emphasis"><text:span text:style-name="T1">result = 1 / cos(x * 3.14159 / 180);</text:span></text:span></text:span><text:span text:style-name="T1"><text:line-break/></text:span><text:span text:style-name="Emphasis"><text:span text:style-name="Strong_20_Emphasis"><text:span text:style-name="T1">printf(“\nResult: %.2f”, result);</text:span></text:span></text:span><text:span text:style-name="T1"><text:line-break/></text:span><text:span text:style-name="Emphasis"><text:span text:style-name="Strong_20_Emphasis"><text:span text:style-name="T1">break;</text:span></text:span></text:span><text:span text:style-name="T1"><text:line-break/></text:span><text:span text:style-name="Emphasis"><text:span text:style-name="Strong_20_Emphasis"><text:span text:style-name="T1">default:</text:span></text:span></text:span><text:span text:style-name="T1"><text:line-break/></text:span><text:span text:style-name="Emphasis"><text:span text:style-name="Strong_20_Emphasis"><text:span text:style-name="T1">printf(“\nInvalid Choice!”);</text:span></text:span></text:span><text:span text:style-name="T1"><text:line-break/></text:span><text:span text:style-name="Emphasis"><text:span text:style-name="Strong_20_Emphasis"><text:span text:style-name="T1">}</text:span></text:span></text:span><text:span text:style-name="T1"><text:line-break/></text:span><text:span text:style-name="Emphasis"><text:span text:style-name="Strong_20_Emphasis"><text:span text:style-name="T1">} while(choice);</text:span></text:span></text:span><text:span text:style-name="T1"><text:line-break/></text:span><text:span text:style-name="Emphasis"><text:span text:style-name="Strong_20_Emphasis"><text:span text:style-name="T1">getch();</text:span></text:span></text:span><text:span text:style-name="T1"><text:line-break/></text:span><text:span text:style-name="Emphasis"><text:span text:style-name="Strong_20_Emphasis"><text:span text:style-name="T1">return 0;</text:span></text:span></text:span><text:span text:style-name="T1"><text:line-break/></text:span><text:span text:style-name="Emphasis"><text:span text:style-name="Strong_20_Emphasis"><text:span text:style-name="T1">}</text:span>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6:43:14.330074869</meta:creation-date>
    <dc:date>2017-10-25T16:43:29.224563309</dc:date>
    <meta:editing-duration>P0D</meta:editing-duration>
    <meta:editing-cycles>1</meta:editing-cycles>
    <meta:document-statistic meta:table-count="0" meta:image-count="0" meta:object-count="0" meta:page-count="3" meta:paragraph-count="2" meta:word-count="506" meta:character-count="3478" meta:non-whitespace-character-count="2973"/>
    <meta:generator>LibreOffice/4.2.8.2$Linux_X86_64 LibreOffice_project/420m0$Build-2</meta:generator>
  </office:meta>
</office:document-meta>
</file>